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c8b4" officeooo:paragraph-rsid="001ac8b4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rsid="001ac8b4" officeooo:paragraph-rsid="001ac8b4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c8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14th</text:span> of <text:span text:style-name="T5">March</text:span> 202<text:span text:style-name="T5">3</text:span> under the <text:span text:style-name="T5">28th</text:span> PA Meeting.</text:p>
      <text:p text:style-name="P1"/>
      <text:p text:style-name="P1">The Assembly, recognising the current situation,</text:p>
      <text:p text:style-name="P1"/>
      <text:p text:style-name="P2">Constitutes the need to implement the FoodyCraft plugin (appendix A), this to have more diverse options in food to be made and consumed.</text:p>
      <text:p text:style-name="P1"/>
      <text:p text:style-name="P1">And proceeds.</text:p>
      <text:p text:style-name="P1"/>
      <text:p text:style-name="P1">Signed by,</text:p>
      <text:p text:style-name="P2">Emeralda_axe7</text:p>
      <text:p text:style-name="P1"/>
      <text:p text:style-name="P1"/>
      <text:p text:style-name="P1"/>
      <text:p text:style-name="Standard"><text:span text:style-name="T1">[</text:span><text:span text:style-name="T2">Motion 28-1: To add the FoodyCraft plugin</text:span><text:span text:style-name="T1">]</text:span></text:p>
      <text:p text:style-name="Standard"><text:span text:style-name="T1"/></text:p>
      <text:p text:style-name="P4"><text:span text:style-name="T1">APPENDIX A:</text:span></text:p>
      <text:p text:style-name="P4"><text:span text:style-name="T1">https://www.curseforge.com/minecraft/bukkit-plugins/foodycraft#:~:text=FoodyCraft%20is%20a%20plugin%20that,like%20sandwiches%2C%20chocolate%20and%20cheese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4T19:17:37.215041387</dc:date>
    <meta:editing-duration>PT2M28S</meta:editing-duration>
    <meta:editing-cycles>6</meta:editing-cycles>
    <meta:generator>LibreOffice/7.5.1.2$Linux_X86_64 LibreOffice_project/81bce3cd17f5e01886721863a4fa0d99f91033a6</meta:generator>
    <meta:document-statistic meta:table-count="0" meta:image-count="0" meta:object-count="0" meta:page-count="1" meta:paragraph-count="9" meta:word-count="59" meta:character-count="514" meta:non-whitespace-character-count="464"/>
  </office:meta>
</office:document-meta>
</file>